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85872" officeooo:paragraph-rsid="001b564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85872" officeooo:paragraph-rsid="001b564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85872" officeooo:paragraph-rsid="001b5649"/>
    </style:style>
    <style:style style:name="P4" style:family="paragraph" style:parent-style-name="Standard">
      <style:paragraph-properties fo:text-align="justify" style:justify-single-word="false"/>
      <style:text-properties officeooo:rsid="002f6b63" officeooo:paragraph-rsid="001b5649"/>
    </style:style>
    <style:style style:name="P5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Heading_20_5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5">
      <style:paragraph-properties fo:text-align="justify" style:justify-single-word="false"/>
      <style:text-properties fo:font-size="12pt" fo:font-weight="normal" officeooo:paragraph-rsid="001b5649" style:font-size-asian="12pt" style:font-weight-asian="normal" style:font-size-complex="12pt" style:font-weight-complex="normal"/>
    </style:style>
    <style:style style:name="P8" style:family="paragraph" style:parent-style-name="Heading_20_5">
      <style:paragraph-properties fo:text-align="justify" style:justify-single-word="false"/>
      <style:text-properties fo:font-size="12pt" fo:font-weight="normal" officeooo:paragraph-rsid="0019e1d1" fo:background-color="transparent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4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paragraph-rsid="001b564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85872" officeooo:paragraph-rsid="001b5649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true" fo:line-height="100%" fo:text-align="justify" style:justify-single-word="false"/>
      <style:text-properties fo:font-size="12pt" fo:font-weight="normal" officeooo:rsid="001e741e" officeooo:paragraph-rsid="001e741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true" fo:line-height="150%" fo:text-align="justify" style:justify-single-word="false"/>
      <style:text-properties fo:font-size="12pt" fo:font-weight="normal" officeooo:rsid="001e741e" officeooo:paragraph-rsid="001e741e" style:font-size-asian="12pt" style:font-weight-asian="normal" style:font-size-complex="12pt" style:font-weight-complex="normal"/>
    </style:style>
    <style:style style:name="P15" style:family="paragraph" style:parent-style-name="Heading_20_5">
      <style:paragraph-properties fo:text-align="justify" style:justify-single-word="false"/>
      <style:text-properties fo:font-size="12pt" fo:font-weight="normal" officeooo:rsid="001e741e" officeooo:paragraph-rsid="001e741e" style:font-size-asian="12pt" style:font-weight-asian="normal" style:font-size-complex="12pt" style:font-weight-complex="normal"/>
    </style:style>
    <style:style style:name="P16" style:family="paragraph" style:parent-style-name="Heading_20_5">
      <style:paragraph-properties fo:margin-top="0cm" fo:margin-bottom="0cm" loext:contextual-spacing="true" fo:line-height="100%" fo:text-align="justify" style:justify-single-word="false"/>
      <style:text-properties fo:font-size="12pt" fo:font-weight="normal" officeooo:rsid="001e741e" officeooo:paragraph-rsid="001e741e" style:font-size-asian="12pt" style:font-weight-asian="normal" style:font-size-complex="12pt" style:font-weight-complex="normal"/>
    </style:style>
    <style:style style:name="T1" style:family="text">
      <style:text-properties officeooo:rsid="0019e1d1"/>
    </style:style>
    <style:style style:name="T2" style:family="text">
      <style:text-properties officeooo:rsid="001a28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5649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d8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Estatística com R <text:span text:style-name="T4">(nível básico)</text:span></text:h>
      <text:h text:style-name="P7" text:outline-level="5"/>
      <text:h text:style-name="P7" text:outline-level="5">Leonardo <text:span text:style-name="T1">Castelo Branco </text:span>Carvalho</text:h>
      <text:h text:style-name="P7" text:outline-level="5">Sobre o Autor: Graduação em Ciências Biológicas - UFPI; Mestrado em Genética e Melhoramento - UFPI; Doutorado em Genética e Melhoramento de Plantas - USP (ESALQ); Pós-Doutorado (PPGM-UFPI) Docente vinculado ao Programa de Pós-Graduação em Genética e Melhoramento – UFPI.</text:h>
      <text:h text:style-name="P10" text:outline-level="4"><text:span text:style-name="T3">Objetivos</text:span> </text:h>
      <text:h text:style-name="P6" text:outline-level="5">O curso visa fornecer conceitos introdutórios necessários à utilização da linguagem R para a resolução de problemas estatísticos e matemáticos rotineiros n<text:span text:style-name="T1">as ciências agrárias.</text:span> </text:h>
      <text:h text:style-name="P10" text:outline-level="4"><text:span text:style-name="T3">Ementa</text:span> </text:h>
      <text:h text:style-name="P15" text:outline-level="5">Instalação e conceitos iniciais (variáveis, objetos); Uso básico do R (leitura de arquivos de dados e sumarização); Análise exploratória de dados (variáveis contínuas e descontínuas, gráficos em R); Regressão linear e ANOVA, pressupostos e aplicações; Teste de médias; Análise de correlação; Delineamentos experimentais básicos (montagem de dados e análise); Princípios de análise multivariada (aplicações práticas e derivações), Funções em R; Redes Neurais Artificiais (demonstração).</text:h>
      <text:h text:style-name="P10" text:outline-level="4"><text:span text:style-name="T3">Conteúdo</text:span> </text:h>
      <text:h text:style-name="P16" text:outline-level="5">Módulo 1: Introdução ao conceito da plataforma R (Software Livre: Qual o limite de um software?); Instalação e manejo de pacotes estatísticos (um mundo dentro do computador).</text:h>
      <text:p text:style-name="P13"/>
      <text:p text:style-name="P13">Módulo 2: Analise exploratória de dados (O que os números dizem?); variáveis, fatores e respostas (construindo objetos).</text:p>
      <text:p text:style-name="P13"/>
      <text:p text:style-name="P13">Módulo 3: Estudo de médias e variâncias (Regressão Linear simples e complexa, ANOVA e Testes de médias); <text:s/>Modelagem em R (DIC, DBC, Fatorial).</text:p>
      <text:p text:style-name="P14"/>
      <text:p text:style-name="P13">Módulo 4: Métodos multivariados (Análise de componentes principais, Análise de fatores, Análise sob função discriminante, Correlação canônica, Importância relativa de variáveis);</text:p>
      <text:p text:style-name="P14"/>
      <text:p text:style-name="P14">Módulo 5: Redes Neurais Artificiais (conceito e demonstração de aplicação); Funções em R.</text:p>
      <text:p text:style-name="P2"/>
      <text:p text:style-name="P2">BIBLIOGRAFIA</text:p>
      <text:p text:style-name="P3"/>
      <text:p text:style-name="P3">R Core Team. <text:span text:style-name="T5">R: A Language and Environment for Statistical Computing</text:span>: Austria, 201<text:span text:style-name="T6">8</text:span>.</text:p>
      <text:p text:style-name="P3"/>
      <text:p text:style-name="P3">Landeiro, V.M; et al. <text:span text:style-name="T5">Introdução ao uso do programa R</text:span>. INPA, 2011.</text:p>
      <text:p text:style-name="P3"/>
      <text:p text:style-name="P4">Burns, P. The R Inferno. 2011. Disponível em: http://www.burns-stat.com.</text:p>
      <text:p text:style-name="P1"/>
      <text:p text:style-name="P11"/>
      <text:p text:style-name="P5">Plataformas: Plataforma R base; Pacotes: "UsingR", "ggplot2", “grid”, “Hmisc”,"manipulate", "reshape2", "agricolae", "SkottKnott", "cluster", "ape".. Latex: texlive-full. SO: Ubuntu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8:57:45.713191514</meta:creation-date>
    <dc:date>2020-02-29T15:37:18.235862684</dc:date>
    <meta:editing-duration>PT25M8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18" meta:word-count="294" meta:character-count="2147" meta:non-whitespace-character-count="1865"/>
  </office:meta>
</office:document-meta>
</file>